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inal project ideas (Listed in order of preference):</text:p>
      <text:p text:style-name="P3"/>
      <text:list xml:id="list6452026701" text:style-name="L1">
        <text:list-item>
          <text:p text:style-name="P4">Implement a form generation website that stores arbitrary inputs in a database with an arbitrary schema and visualizes each dataset in an optimal manner. Includes user permissions and complex schema.<text:line-break/></text:p>
        </text:list-item>
        <text:list-item>
          <text:p text:style-name="P2">Using and Evaluating XML Compression Algorithms<text:line-break/></text:p>
        </text:list-item>
        <text:list-item>
          <text:p text:style-name="P2">Large Scale Data Visualization and Analysis<text:line-break/></text:p>
        </text:list-item>
        <text:list-item>
          <text:p text:style-name="P2">File System Integrity and Stable Storage<text:line-break/></text:p>
        </text:list-item>
        <text:list-item>
          <text:p text:style-name="P2">Evaluating the Performance of Relational Databa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Final Project<text:tab/>CMPSC380S2013</text:p>
      </style:header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4-11T14:39:36</meta:creation-date>
    <dc:date>2013-04-11T16:10:45</dc:date>
    <dc:creator>Braden Licastro</dc:creator>
    <meta:editing-duration>PT2M4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76" meta:character-count="499" meta:non-whitespace-character-count="432"/>
  </office:meta>
</office:document-meta>
</file>